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YamlPropertiesFactoryBeanTests.load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YamlPropertiesFactoryBeanTests.loadResourceWithDefaultMatchSkippingMissedMa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YamlPropertiesFactoryBeanTests.loadResourceWithDefaultMa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YamlPropertiesFactoryBeanTests.loadResourceWithSelectedDocu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YamlPropertiesFactoryBeanTests.loadArrayOf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YamlPropertiesFactoryBeanTests.loadResourcesWithNestedInternal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YamlPropertiesFactoryBeanTests.loadNonExisten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YamlPropertiesFactoryBeanTests.load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YamlPropertiesFactoryBeanTests.loadResourceWithMultipleDoc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YamlPropertiesFactoryBeanTests.loadResourcesWith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YamlPropertiesFactoryBeanTests.loadArrayOf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YamlPropertiesFactoryBeanTests.loadResourcesWithInternal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YamlPropertiesFactoryBeanTests.bad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YamlPropertiesFactoryBeanTests.loadArrayOf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YamlPropertiesFactoryBeanTests.ya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YamlPropertiesFactoryBeanTests.loadEmptyArra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YamlPropertiesFactoryBeanTests.loadResourceWithoutDefaultMa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